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3c4cb3" officeooo:paragraph-rsid="003c4cb3" style:font-weight-asian="bold" style:font-weight-complex="bold"/>
    </style:style>
    <style:style style:name="P12" style:family="paragraph" style:parent-style-name="Standard">
      <style:paragraph-properties fo:text-align="start" style:justify-single-word="false"/>
      <style:text-properties officeooo:paragraph-rsid="00304462"/>
    </style:style>
    <style:style style:name="P13" style:family="paragraph" style:parent-style-name="Standard">
      <style:paragraph-properties fo:text-align="center" style:justify-single-word="false"/>
      <style:text-properties fo:font-weight="normal" officeooo:rsid="003c4cb3" officeooo:paragraph-rsid="003c4cb3" style:font-weight-asian="normal" style:font-weight-complex="normal"/>
    </style:style>
    <style:style style:name="P14" style:family="paragraph" style:parent-style-name="Standard">
      <style:paragraph-properties fo:text-align="start" style:justify-single-word="false"/>
      <style:text-properties fo:font-weight="normal" officeooo:rsid="003c4cb3" officeooo:paragraph-rsid="003c4cb3" style:font-weight-asian="normal" style:font-weight-complex="normal"/>
    </style:style>
    <style:style style:name="P15" style:family="paragraph" style:parent-style-name="Standard" style:list-style-name="L8">
      <style:text-properties officeooo:rsid="002b31e3" officeooo:paragraph-rsid="002b31e3"/>
    </style:style>
    <style:style style:name="P16" style:family="paragraph" style:parent-style-name="Standard" style:list-style-name="L3">
      <style:text-properties officeooo:rsid="0032ce0d" officeooo:paragraph-rsid="0032ce0d"/>
    </style:style>
    <style:style style:name="P17" style:family="paragraph" style:parent-style-name="Standard" style:list-style-name="L1">
      <style:text-properties officeooo:rsid="00395121" officeooo:paragraph-rsid="00395121"/>
    </style:style>
    <style:style style:name="P18" style:family="paragraph" style:parent-style-name="Standard" style:list-style-name="L8">
      <style:text-properties officeooo:rsid="00395121" officeooo:paragraph-rsid="00395121"/>
    </style:style>
    <style:style style:name="P19" style:family="paragraph" style:parent-style-name="Standard" style:list-style-name="L3">
      <style:text-properties officeooo:rsid="00395121" officeooo:paragraph-rsid="00395121"/>
    </style:style>
    <style:style style:name="P20" style:family="paragraph" style:parent-style-name="Standard" style:list-style-name="L1">
      <style:text-properties officeooo:rsid="003c4cb3" officeooo:paragraph-rsid="003c4cb3"/>
    </style:style>
    <style:style style:name="P21" style:family="paragraph" style:parent-style-name="Standard" style:list-style-name="L11">
      <style:paragraph-properties fo:text-align="start" style:justify-single-word="false"/>
      <style:text-properties officeooo:rsid="003c4cb3" officeooo:paragraph-rsid="003c4cb3"/>
    </style:style>
    <style:style style:name="P22" style:family="paragraph" style:parent-style-name="Standard" style:list-style-name="L8">
      <style:text-properties officeooo:rsid="003c4cb3" officeooo:paragraph-rsid="003c4cb3"/>
    </style:style>
    <style:style style:name="P23" style:family="paragraph" style:parent-style-name="Standard">
      <style:paragraph-properties fo:text-align="start" style:justify-single-word="false" fo:break-before="page"/>
      <style:text-properties fo:font-weight="normal" officeooo:rsid="003c4cb3" officeooo:paragraph-rsid="003c4cb3" style:font-weight-asian="normal"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aa284"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a284"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officeooo:rsid="003c4c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1">Endurance (1)</text:p>
      <text:p text:style-name="P11">The Shuttlecraft 7</text:p>
      <text:p text:style-name="P13"/>
      <text:p text:style-name="P14">Description: While you take the ship off for more important matters, have a shuttle crew run a survey mission around some local planet. </text:p>
      <text:p text:style-name="P23">You are given a shuttle and tasked with running a survey mission around some local planet. </text:p>
      <text:p text:style-name="P4"/>
      <text:list xml:id="list6358187932467590203" text:style-name="L1">
        <text:list-item>
          <text:p text:style-name="P20">Maximum personnel: 7 : If you have personnel on this mission in excess of the maximum then the remainder will die as soon as the shuttle-bay is opened. There isn't room on the shuttle for any more. Captains should have known that.</text:p>
        </text:list-item>
        <text:list-item>
          <text:p text:style-name="P20">While surveying the planet your shuttle pilot accidently crashed on its surface.</text:p>
        </text:list-item>
        <text:list-item>
          <text:p text:style-name="P20">The harsh climate is difficult to survive in, But you need to do so trying to last until you can be rescued. You'll need to come up with some way to be rescued. The ship is off elsewhere for some unknown period of time.</text:p>
        </text:list-item>
        <text:list-item>
          <text:p text:style-name="P20">Fortunately there is some unintelligent but hostile species inhabiting the planet.</text:p>
        </text:list-item>
      </text:list>
      <text:p text:style-name="P4"/>
      <text:p text:style-name="P12"><text:span text:style-name="T5">Survivors:</text:span><text:span text:style-name="T7"> </text:span></text:p>
      <text:list xml:id="list5406444979822229024" text:style-name="L11">
        <text:list-item>
          <text:p text:style-name="P21"><text:span text:style-name="T6">Anyone with EVASION, CAMOFLAGE, INFILTRATION or COMPETITIVE DANCE </text:span><text:span text:style-name="T1">will</text:span><text:span text:style-name="T6"> survive this mission.</text:span></text:p>
        </text:list-item>
        <text:list-item>
          <text:p text:style-name="P21"><text:span text:style-name="T6">Anyone with PROFESSIONAL CLOWN, SLEIGHT OF HAND, SUPERIOR INTELLIGENCE, or GOURMET COOKING </text:span><text:span text:style-name="T1">will not </text:span><text:span text:style-name="T6">survive this mission.</text:span></text:p>
        </text:list-item>
        <text:list-item>
          <text:p text:style-name="P21"><text:span text:style-name="T6">Everyone else must roll 3+ on a d6 in order to survive.</text:span></text:p>
        </text:list-item>
      </text:list>
      <text:p text:style-name="P1"/>
      <text:p text:style-name="P6"><text:span text:style-name="T4">Success Criteria</text:span>: </text:p>
      <text:list xml:id="list4746993373993030785" text:style-name="L8">
        <text:list-item>
          <text:p text:style-name="P22">You must come up with an excellent rescue plan for yourselves. That plus two or more survivors and the mission is a success ..</text:p>
          <text:p text:style-name="P15"/>
        </text:list-item>
      </text:list>
      <text:p text:style-name="P1"><text:span text:style-name="T4">Quartermaster</text:span>: The quartermaster has provided you with the following to assist in your mission: </text:p>
      <text:list xml:id="list2871170017175660084" text:style-name="L3">
        <text:list-item>
          <text:p text:style-name="P19">A<text:span text:style-name="T9">n autographed Pete Rose rookie season baseball card in excellent condition.</text:span></text:p>
        </text:list-item>
        <text:list-item>
          <text:p text:style-name="P19">A <text:span text:style-name="T9">crate of machine guns. </text:span></text:p>
          <text:p text:style-name="P16"/>
        </text:list-item>
      </text:list>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1M6S</meta:editing-duration>
    <meta:editing-cycles>27</meta:editing-cycles>
    <meta:generator>LibreOffice/5.1.6.2$Windows_x86 LibreOffice_project/07ac168c60a517dba0f0d7bc7540f5afa45f0909</meta:generator>
    <dc:date>2017-08-20T15:32:53.036000000</dc:date>
    <meta:document-statistic meta:table-count="0" meta:image-count="0" meta:object-count="0" meta:page-count="2" meta:paragraph-count="29" meta:word-count="436" meta:character-count="2450" meta:non-whitespace-character-count="2045"/>
    <meta:user-defined meta:name="Info 1"/>
    <meta:user-defined meta:name="Info 2"/>
    <meta:user-defined meta:name="Info 3"/>
    <meta:user-defined meta:name="Info 4"/>
  </office:meta>
</office:document-meta>
</file>